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a24a1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9cdf4" officeooo:paragraph-rsid="0009cdf4" style:font-name-asian="Noto Sans CJK SC" style:font-size-asian="32pt" style:font-weight-asian="bold" style:font-name-complex="Lohit Devanagari" style:font-size-complex="32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a24a1" officeooo:paragraph-rsid="000a24a1" style:font-name-asian="Noto Sans CJK SC" style:font-size-asian="32pt" style:font-weight-asian="bold" style:font-name-complex="Lohit Devanagari" style:font-size-complex="32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40pt" fo:font-weight="bold" officeooo:rsid="0009cdf4" officeooo:paragraph-rsid="0009cdf4" style:font-name-asian="Noto Sans CJK SC" style:font-size-asian="40pt" style:font-weight-asian="bold" style:font-name-complex="Lohit Devanagari" style:font-size-complex="40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6pt" fo:font-weight="bold" officeooo:rsid="0009cdf4" officeooo:paragraph-rsid="0009cdf4" style:font-name-asian="Noto Sans CJK SC" style:font-size-asian="36pt" style:font-weight-asian="bold" style:font-name-complex="Lohit Devanagari" style:font-size-complex="36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size="24pt" fo:font-weight="bold" officeooo:rsid="000a24a1" officeooo:paragraph-rsid="000a24a1" style:font-name-asian="Noto Sans CJK SC" style:font-size-asian="24pt" style:font-weight-asian="bold" style:font-name-complex="Lohit Devanagari" style:font-size-complex="24pt" style:font-weight-complex="bold"/>
    </style:style>
    <style:style style:name="P7" style:family="paragraph" style:parent-style-name="Text_20_body">
      <style:paragraph-properties fo:text-align="center" style:justify-single-word="false" fo:break-before="page"/>
      <style:text-properties officeooo:paragraph-rsid="000a24a1"/>
    </style:style>
    <style:style style:name="P8" style:family="paragraph" style:parent-style-name="Heading_20_1">
      <style:paragraph-properties fo:text-align="center" style:justify-single-word="false"/>
      <style:text-properties officeooo:paragraph-rsid="0009cdf4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Liberation Sans" fo:font-size="20pt" fo:font-weight="bold" officeooo:rsid="000a24a1" officeooo:paragraph-rsid="000a24a1" style:font-name-asian="Noto Sans CJK SC" style:font-size-asian="20pt" style:font-weight-asian="bold" style:font-name-complex="Lohit Devanagari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24pt" fo:font-weight="bold" officeooo:rsid="000cb4bf" officeooo:paragraph-rsid="000cb4bf" style:font-name-asian="Noto Sans CJK SC" style:font-size-asian="24pt" style:font-weight-asian="bold" style:font-name-complex="Lohit Devanagari" style:font-size-complex="24pt" style:font-weight-complex="bold"/>
    </style:style>
    <style:style style:name="T1" style:family="text">
      <style:text-properties style:font-name="Liberation Sans" fo:font-size="32pt" fo:font-weight="bold" officeooo:rsid="0009cdf4" style:font-name-asian="Noto Sans CJK SC" style:font-size-asian="32pt" style:font-weight-asian="bold" style:font-name-complex="Lohit Devanagari" style:font-size-complex="32pt" style:font-weight-complex="bold"/>
    </style:style>
    <style:style style:name="T2" style:family="text">
      <style:text-properties style:font-name="Liberation Sans" fo:font-size="32pt" fo:font-weight="bold" officeooo:rsid="000a24a1" style:font-name-asian="Noto Sans CJK SC" style:font-size-asian="32pt" style:font-weight-asian="bold" style:font-name-complex="Lohit Devanagari" style:font-size-complex="32pt" style:font-weight-complex="bold"/>
    </style:style>
    <style:style style:name="T3" style:family="text">
      <style:text-properties style:font-name="Liberation Sans" fo:font-size="40pt" fo:font-weight="bold" officeooo:rsid="0009cdf4" style:font-name-asian="Noto Sans CJK SC" style:font-size-asian="40pt" style:font-weight-asian="bold" style:font-name-complex="Lohit Devanagari" style:font-size-complex="40pt" style:font-weight-complex="bold"/>
    </style:style>
    <style:style style:name="T4" style:family="text">
      <style:text-properties style:font-name="Liberation Sans" fo:font-size="40pt" fo:font-weight="bold" officeooo:rsid="000a24a1" style:font-name-asian="Noto Sans CJK SC" style:font-size-asian="40pt" style:font-weight-asian="bold" style:font-name-complex="Lohit Devanagari" style:font-size-complex="4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 eres una persona mayor, en cuarentena o en grupo de riesgo y no puedes salir a la calle.</text:p>
      <text:p text:style-name="P2"/>
      <text:h text:style-name="P8" text:outline-level="1"><text:span text:style-name="T3">Ofrezco ayuda vecinal g</text:span><text:span text:style-name="T4">ratuita</text:span><text:span text:style-name="T3"> para hacer los recados</text:span></text:h>
      <text:p text:style-name="P4"/>
      <text:p text:style-name="P5">Compra de comida y/o medicamentos.</text:p>
      <text:p text:style-name="P2"/>
      <text:p text:style-name="P2">Contacta en el </text:p>
      <text:p text:style-name="P2">_________</text:p>
      <text:p text:style-name="P7"><text:span text:style-name="T1">Si eres una persona j</text:span><text:span text:style-name="T2">oven</text:span><text:span text:style-name="T1">,</text:span><text:span text:style-name="T2"> sana y quieres ayudar.</text:span></text:p>
      <text:p text:style-name="P3"/>
      <text:p text:style-name="P6">Únete al grupo de WhatsApp y ayuda con los recados.</text:p>
      <text:p text:style-name="P6"/>
      <text:p text:style-name="P6"/>
      <text:p text:style-name="P10">[QR o teléfono]</text:p>
      <text:p text:style-name="P6"/>
      <text:p text:style-name="P6"/>
      <text:p text:style-name="P6"/>
      <text:list xml:id="list1533949882" text:style-name="L1">
        <text:list-item>
          <text:p text:style-name="P9">La ayuda es totalmente gratis y desinteresada.</text:p>
        </text:list-item>
        <text:list-item>
          <text:p text:style-name="P9">Debemos tomar precauciones e informar sobre ellas para no contagiar ni contagiarnos.</text:p>
        </text:list-item>
        <text:list-item>
          <text:p text:style-name="P9">Organizado desde el _____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3T16:19:27.059400969</meta:creation-date>
    <dc:date>2020-03-13T18:22:50.986013769</dc:date>
    <meta:editing-duration>PT14M25S</meta:editing-duration>
    <meta:editing-cycles>3</meta:editing-cycles>
    <meta:generator>LibreOffice/6.3.4.2$Linux_X86_64 LibreOffice_project/30$Build-2</meta:generator>
    <meta:document-statistic meta:table-count="0" meta:image-count="0" meta:object-count="0" meta:page-count="2" meta:paragraph-count="11" meta:word-count="84" meta:character-count="475" meta:non-whitespace-character-count="404"/>
  </office:meta>
</office:document-meta>
</file>